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6pt"/>
    </style:style>
    <style:style style:name="co2" style:family="table-column">
      <style:table-column-properties fo:break-before="auto" style:column-width="199.76pt"/>
    </style:style>
    <style:style style:name="co3" style:family="table-column">
      <style:table-column-properties fo:break-before="auto" style:column-width="112.34pt"/>
    </style:style>
    <style:style style:name="co4" style:family="table-column">
      <style:table-column-properties fo:break-before="auto" style:column-width="96.01pt"/>
    </style:style>
    <style:style style:name="co5" style:family="table-column">
      <style:table-column-properties fo:break-before="auto" style:column-width="97.26pt"/>
    </style:style>
    <style:style style:name="co6" style:family="table-column">
      <style:table-column-properties fo:break-before="auto" style:column-width="687.0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ext-properties style:font-name="Liberation Sans" fo:font-size="10pt" fo:font-weight="normal" style:font-name-asian="Noto Sans CJK SC Regular" style:font-size-asian="10pt" style:font-weight-asian="normal" style:font-name-complex="FreeSans" style:font-size-complex="10pt" style:font-weight-complex="normal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SPRINT 1 PLANN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issen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asca</text:p>
          </table:table-cell>
          <table:table-cell table:style-name="ce2" office:value-type="string" calcext:value-type="string">
            <text:p>Estat <text:span text:style-name="T1">(Planificada, En marxa o Acabada)</text:span></text:p>
          </table:table-cell>
          <table:table-cell table:style-name="ce2" office:value-type="string" calcext:value-type="string">
            <text:p>Sprint(s) d’inici i fi</text:p>
          </table:table-cell>
          <table:table-cell table:style-name="ce2" office:value-type="string" calcext:value-type="string">
            <text:p>Responsable(s)</text:p>
          </table:table-cell>
          <table:table-cell table:style-name="ce2" office:value-type="string" calcext:value-type="string">
            <text:p>Estimació d’hores</text:p>
          </table:table-cell>
          <table:table-cell table:style-name="ce2" office:value-type="string" calcext:value-type="string">
            <text:p>Comentaris addicionals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Modelat i texturització del terreny del mapa inicial</text:p>
          </table:table-cell>
          <table:table-cell table:style-name="ce4" office:value-type="string" calcext:value-type="string">
            <text:p>Planifica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e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junt de malles poligonals que combinades formen la geometria d’un primer nivell ba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elat i texturització dels 5 tòtems diferents del joc</text:p>
          </table:table-cell>
          <table:table-cell table:style-name="ce5" office:value-type="string" calcext:value-type="string">
            <text:p>Planifica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er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òtems a fer: tòtem base, tòtem salut, tòtem atac, tòtem defensa, tòtem movi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licació d’un skybox/skycube (cel de fons) de l’escena de joc</text:p>
          </table:table-cell>
          <table:table-cell table:style-name="ce5" office:value-type="string" calcext:value-type="string">
            <text:p>Planifica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ert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seny d’una pantalla d’inici bàsica</text:p>
          </table:table-cell>
          <table:table-cell table:style-name="ce5" office:value-type="string" calcext:value-type="string">
            <text:p>Planifica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lem?</text:p>
          </table:table-cell>
          <table:table-cell office:value-type="string" calcext:value-type="string">
            <text:p>4?</text:p>
          </table:table-cell>
          <table:table-cell office:value-type="string" calcext:value-type="string">
            <text:p>El botó de “Jugar” (o similar) haurà de poder conduir al mapa/nivell base un cop s’integri tot amb la feina dels programado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seny del pop-up de pausa (amb opció de sortida)</text:p>
          </table:table-cell>
          <table:table-cell table:style-name="ce5" office:value-type="string" calcext:value-type="string">
            <text:p>Planifica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lem?</text:p>
          </table:table-cell>
          <table:table-cell office:value-type="string" calcext:value-type="string">
            <text:p>2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seny dels elements bàsics de la HUD de la pantalla de gameplay/joc</text:p>
          </table:table-cell>
          <table:table-cell table:style-name="ce5" office:value-type="string" calcext:value-type="string">
            <text:p>Planifica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lem?</text:p>
          </table:table-cell>
          <table:table-cell office:value-type="string" calcext:value-type="string">
            <text:p>14?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table:style-name="ce3" office:value-type="string" calcext:value-type="string">
            <text:p>NOTA: A PARTIR D’AQUÍ ES MOSTREN TASQUES PREVISTES PER A SPRINTS FUTURS, PER TENIR PERSPEC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delat i texturització dels objectes bàsics</text:p>
          </table:table-cell>
          <table:table-cell table:style-name="ce5" office:value-type="string" calcext:value-type="string">
            <text:p>Planificad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et, granada i possiblement algun defensiu i curatiu; TODO: determinar qui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elat i texturització d’objectes secundaris/decoratius del mapa</text:p>
          </table:table-cell>
          <table:table-cell table:style-name="ce5" office:value-type="string" calcext:value-type="string">
            <text:p>Planificad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ODO: determinar quins object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odelat i texturització de la caixa contenidora d’objectes</text:p>
          </table:table-cell>
          <table:table-cell table:style-name="ce5" office:value-type="string" calcext:value-type="string">
            <text:p>Planificad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seny de l’inventari d’objectes</text:p>
          </table:table-cell>
          <table:table-cell table:style-name="ce5" office:value-type="string" calcext:value-type="string">
            <text:p>Planificad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arres de vida i nom dels personatges, cua de torns animada, <text:s/>etc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seny dels elements complexos de la HUD</text:p>
          </table:table-cell>
          <table:table-cell table:style-name="ce5" office:value-type="string" calcext:value-type="string">
            <text:p>Planificada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Programació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Tasca</text:p>
          </table:table-cell>
          <table:table-cell table:style-name="ce2" office:value-type="string" calcext:value-type="string">
            <text:p>Estat <text:span text:style-name="T1">(Planificada, En marxa o Acabada)</text:span></text:p>
          </table:table-cell>
          <table:table-cell table:style-name="ce2" office:value-type="string" calcext:value-type="string">
            <text:p>Sprint(s) d’inici i fi</text:p>
          </table:table-cell>
          <table:table-cell table:style-name="ce2" office:value-type="string" calcext:value-type="string">
            <text:p>Responsable(s)</text:p>
          </table:table-cell>
          <table:table-cell table:style-name="ce2" office:value-type="string" calcext:value-type="string">
            <text:p>Estimació d’hores</text:p>
          </table:table-cell>
          <table:table-cell table:style-name="ce2" office:value-type="string" calcext:value-type="string">
            <text:p>Comentaris addicionals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Codificació de les regles bàsiques del joc</text:p>
          </table:table-cell>
          <table:table-cell table:style-name="ce5" office:value-type="string" calcext:value-type="string">
            <text:p>Planificad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istema bàsic per torns amb dos jugadors, que compten amb una llista de personatges, guanya qui elimina la resta…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dificació bàsica de l’entitat conceptual de personatge</text:p>
          </table:table-cell>
          <table:table-cell table:style-name="ce5" office:value-type="string" calcext:value-type="string">
            <text:p>Planificad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ls personatges estan composats per objectes mòdul de tòtem, tenen qualitats i valors per a aquestes, poden portar un objecte, tenen uns punts de torn…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dificació del moviment del personatge</text:p>
          </table:table-cell>
          <table:table-cell table:style-name="ce5" office:value-type="string" calcext:value-type="string">
            <text:p>Planificad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l personatge ha de tenir la capacitat de saltar i moure’s (responent a l’input de l’usuari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dificació bàsica de l’entitat objecte</text:p>
          </table:table-cell>
          <table:table-cell office:value-type="string" calcext:value-type="string">
            <text:p>Planificad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ntitat que un personatge pot portar, encara sense funcionalitat real de joc, però amb els subtipus ja defini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…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OTA: A PARTIR D’AQUÍ ES MOSTREN TASQUES PREVISTES PER A SPRINTS FUTURS, PER TENIR PERSPEC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…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21:17:46.573294121</meta:creation-date>
    <dc:date>2017-09-27T22:01:04.080679992</dc:date>
    <meta:editing-duration>PT10M25S</meta:editing-duration>
    <meta:editing-cycles>5</meta:editing-cycles>
    <meta:generator>LibreOffice/5.1.6.2$Linux_X86_64 LibreOffice_project/10m0$Build-2</meta:generator>
    <meta:document-statistic meta:table-count="1" meta:cell-count="85" meta:object-count="0"/>
  </office:meta>
</office:document-meta>
</file>